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d479" officeooo:paragraph-rsid="0014d479"/>
    </style:style>
    <style:style style:name="P2" style:family="paragraph" style:parent-style-name="Standard">
      <style:text-properties officeooo:rsid="001a2f21" officeooo:paragraph-rsid="001de473"/>
    </style:style>
    <style:style style:name="P3" style:family="paragraph" style:parent-style-name="Standard">
      <style:text-properties officeooo:rsid="001de473" officeooo:paragraph-rsid="001de473"/>
    </style:style>
    <style:style style:name="P4" style:family="paragraph" style:parent-style-name="Standard">
      <style:text-properties officeooo:rsid="0014d479" officeooo:paragraph-rsid="001f0bba"/>
    </style:style>
    <style:style style:name="P5" style:family="paragraph" style:parent-style-name="Standard">
      <style:text-properties officeooo:rsid="001a2f21" officeooo:paragraph-rsid="001f447f"/>
    </style:style>
    <style:style style:name="P6" style:family="paragraph" style:parent-style-name="Standard">
      <style:text-properties officeooo:rsid="001a2f21" officeooo:paragraph-rsid="0021bacd"/>
    </style:style>
    <style:style style:name="P7" style:family="paragraph" style:parent-style-name="Standard">
      <style:text-properties officeooo:rsid="001a2f21" officeooo:paragraph-rsid="0024e584"/>
    </style:style>
    <style:style style:name="P8" style:family="paragraph" style:parent-style-name="Standard">
      <style:text-properties officeooo:rsid="001f447f" officeooo:paragraph-rsid="001f447f"/>
    </style:style>
    <style:style style:name="P9" style:family="paragraph" style:parent-style-name="Standard">
      <style:text-properties officeooo:rsid="00204d52" officeooo:paragraph-rsid="00204d52"/>
    </style:style>
    <style:style style:name="T1" style:family="text">
      <style:text-properties officeooo:rsid="00160430"/>
    </style:style>
    <style:style style:name="T2" style:family="text">
      <style:text-properties officeooo:rsid="0017f41a"/>
    </style:style>
    <style:style style:name="T3" style:family="text">
      <style:text-properties officeooo:rsid="00181168"/>
    </style:style>
    <style:style style:name="T4" style:family="text">
      <style:text-properties officeooo:rsid="0019c80b"/>
    </style:style>
    <style:style style:name="T5" style:family="text">
      <style:text-properties officeooo:rsid="001c0a4c"/>
    </style:style>
    <style:style style:name="T6" style:family="text">
      <style:text-properties officeooo:rsid="001de473"/>
    </style:style>
    <style:style style:name="T7" style:family="text">
      <style:text-properties officeooo:rsid="001e3f31"/>
    </style:style>
    <style:style style:name="T8" style:family="text">
      <style:text-properties officeooo:rsid="001f0bba"/>
    </style:style>
    <style:style style:name="T9" style:family="text">
      <style:text-properties officeooo:rsid="001f447f"/>
    </style:style>
    <style:style style:name="T10" style:family="text">
      <style:text-properties officeooo:rsid="0021bacd"/>
    </style:style>
    <style:style style:name="T11" style:family="text">
      <style:text-properties officeooo:rsid="00238029"/>
    </style:style>
    <style:style style:name="T12" style:family="text">
      <style:text-properties officeooo:rsid="0024e5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ednooký prorok<text:line-break/>Moc dobře víme co je správné. Skrz prožitá léta získáváme zkušenosti, která slouží jakožto pomyslné brýle ve smyslu vidění a chápání okolního světa. Spousta věcí nám v raném věku nedává smysl a pochopíme je až nadejde ten správný čas. <text:span text:style-name="T7">Většině obyvatel tohoto světa se pak během života přihodí</text:span>, že <text:s/>potk<text:span text:style-name="T7">á</text:span> jedince, jehož názor byl pokřiven špatným vlivem společnosti ve které vyrůstal nebo v ní m<text:span text:style-name="T1">o</text:span>žná jen krátkou dobu působil. Možná, že v<text:span text:style-name="T8">ás </text:span>názor, <text:span text:style-name="T1">životospráva,</text:span> či módní styl <text:span text:style-name="T8">takovéhoto individua znechutí</text:span>. Možná jste si od něj raději v autobuse <text:span text:style-name="T8">odsednete</text:span>. Musím se přiznat že tyto společenské úkazy sleduji s velkým zalíbením. Je to jako vidět konečný výsledek sociální mutace a <text:span text:style-name="T1">následné odvržení, </text:span><text:span text:style-name="T7">zničení buňky</text:span><text:span text:style-name="T1">. </text:span>Někteří lidé si neuvědomují nebo nechtějí uvědomit tuto bolestně poetickou skutečnost. Naše okolí nás tvaruje stejně tak, jako my tvarujeme jej. <text:span text:style-name="T1">Všichni víme, že by jsme neměli knihu soudit podle obalu, </text:span><text:span text:style-name="T2">že by jsme se neměli chovat povrchně, ale kdo to dělá, že? Je mnohem zajímavější vyhnat člověka na okraj společnosti jen jedním rychlým gestem, jenž mu dá najevo, že nemá smysl se snažit, že nemá smysl hledat své sny. Že jediné co má smysl je naplnit očekávání </text:span><text:span text:style-name="T8">většiny</text:span><text:span text:style-name="T2"> a stát se vyvrhelem, jenž v něm beztak všichni vidí. Je to tak prosté. Nejde odolat. V tu chvíli se z vás stává jednooký prorok, protože vid</text:span><text:span text:style-name="T7">íte</text:span><text:span text:style-name="T2"> </text:span><text:span text:style-name="T7">budoucnost</text:span><text:span text:style-name="T2">, kte</text:span><text:span text:style-name="T7">rou svým současným konáním pomáháte naplnit</text:span><text:span text:style-name="T2">. Zatím co já to budu </text:span><text:span text:style-name="T7">z</text:span><text:span text:style-name="T2">povzdálí sledovat. Sledovat a usmívat se protože jste právě pomohli vytvořit další příčinu budoucích výtržností, zničeného městského a státního majetku na jehož opravu půjdou peníze z vašich daní a díky němž vykvete milion dalších důvodů proč si ztěžovat na vládu či mladší generaci. Miluj</text:span><text:span text:style-name="T7">i</text:span><text:span text:style-name="T2"> společnost. Miluj</text:span><text:span text:style-name="T7">i</text:span><text:span text:style-name="T2"> jak si lidé neuvědomují, že každý čin s sebou nese důsledek. </text:span><text:span text:style-name="T7">Základní principy akce a reakce.</text:span><text:span text:style-name="T2"> Miluj</text:span><text:span text:style-name="T7">i</text:span><text:span text:style-name="T2"> jak si každý myslí, že hraje hlavní roli svého egoistického </text:span><text:span text:style-name="T3">hvězdami obsazeného </text:span><text:span text:style-name="T2">filmu. Miluji </text:span><text:span text:style-name="T3">vás všechny.<text:line-break/><text:line-break/></text:span><text:span text:style-name="T4">Tajná organizace vedená sociopatem jejíž účelem je vytvářet chaos a ničit lidské životy, diskreditovat. </text:span></text:p>
      <text:p text:style-name="P1"/>
      <text:p text:style-name="P2">Hlavní postava: <text:span text:style-name="T6">nebude, bude se to tak různě přelévat z postavy na postavu. K čertu s hlavní postavou</text:span></text:p>
      <text:p text:style-name="P3">Satira na společnost</text:p>
      <text:p text:style-name="P3">témata všichni chtějí změnu, ale nikdo se o ni nesnaží.</text:p>
      <text:p text:style-name="P5"><text:span text:style-name="T6">Nevzdělanost a absence empatie napříč generacemi.<text:line-break/>Mezigenerační souboje.<text:line-break/>Všední věci: nemožnost napoprvé otevřít dveře, nadávání, pití. Věci s kterými se může každý ztotožnit. Do toho dodám </text:span><text:span text:style-name="T9">ruský</text:span><text:span text:style-name="T6"> deepstate </text:span><text:span text:style-name="T9">v česku. </text:span></text:p>
      <text:p text:style-name="P5"><text:span text:style-name="T9"><text:line-break/>Uvedu tě do děje</text:span></text:p>
      <text:p text:style-name="P5"><text:span text:style-name="T9">Vítej v roce řekněme 2069 </text:span></text:p>
      <text:p text:style-name="P5"><text:span text:style-name="T9">Důležité informace z minulosti:<text:line-break/>rock – event<text:line-break/>2019? – covid</text:span></text:p>
      <text:p text:style-name="P5"><text:span text:style-name="T9">2022? - Ruská invaze na Ukrajinu →bude trvat dvacet let po kterých Putin bude stále vládnout svojí laskavou demokratickou vládou. Poté ho to už přestane bavit a tak rozpoutá nukleární holokaust, čímž přivolá jadernou zimu a vyřeší tak globální oteplování. </text:span></text:p>
      <text:p text:style-name="P5"><text:span text:style-name="T9">Důležitá otázka je jakým způsobem se zbylá společnost zachrání a jak se přeskupí po vypuknutí nukleární zimy.</text:span></text:p>
      <text:p text:style-name="P9">Trefí něco jiného než původně chtěl(evropu), ale ještě nevím co. Musí to dávat alespoň rámcově smysl.</text:p>
      <text:p text:style-name="P8">Před vypuknutím Putin ,jak on to tak krásně umí, vyhrož<text:span text:style-name="T10">uje</text:span> že vypustí hlavice, pokud mu všechny evropské vlády nepředají svá teritoria. <text:span text:style-name="T10">Což se také stane.</text:span></text:p>
      <text:p text:style-name="P5"><text:span text:style-name="T9">Po zbylá léta se společnost snažila dát do kupy.</text:span></text:p>
      <text:p text:style-name="P6"><text:span text:style-name="T9">Musc začne dodávat do nového Sovětského svazu mozkové čipy na kontrolu obyvatel.</text:span></text:p>
      <text:p text:style-name="P7"><text:soft-page-break/><text:span text:style-name="T10">V americe je mezitím blahobyt a začne tam vládnout umělá inteligence v podobě robotických přítelkyň. → </text:span><text:span text:style-name="T12">rozjet jak se mezitím vyvíjela historie v americe, něco s prezidenty, Trumpem, Bidenem, opioidová krize.</text:span><text:span text:style-name="T10"><text:line-break/><text:line-break/>V Číně zmutuje další virus a mrtv</text:span><text:span text:style-name="T11">ý</text:span><text:span text:style-name="T10"> děcka lezou z kanálů.</text:span></text:p>
      <text:p text:style-name="P7"><text:span text:style-name="T12">Ve skutečnosti je to medvídek prasátko.</text:span><text:span text:style-name="T5"><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13T14:36:11.024000000</meta:creation-date>
    <dc:date>2024-05-18T23:26:03.537000000</dc:date>
    <meta:editing-duration>PT1H8M31S</meta:editing-duration>
    <meta:editing-cycles>10</meta:editing-cycles>
    <meta:generator>LibreOffice/7.3.2.2$Windows_X86_64 LibreOffice_project/49f2b1bff42cfccbd8f788c8dc32c1c309559be0</meta:generator>
    <meta:document-statistic meta:table-count="0" meta:image-count="0" meta:object-count="0" meta:page-count="2" meta:paragraph-count="16" meta:word-count="571" meta:character-count="3593" meta:non-whitespace-character-count="3027"/>
  </office:meta>
</office:document-meta>
</file>